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A2CFB42FAD9C7C76.png" manifest:media-type="image/png"/>
  <manifest:file-entry manifest:full-path="Pictures/100000010000010F0000012CFABD8923D3214E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6.843cm" fo:min-width="12.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8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4.303cm" fo:min-width="3.62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5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2a6099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2a6099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800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7cm" fo:min-width="1.99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style:paragraph-properties fo:text-align="center" style:writing-mode="lr-tb"/>
      <style:text-properties fo:color="#00a933" loext:opacity="100%"/>
    </style:style>
    <style:style style:name="P6" style:family="paragraph">
      <loext:graphic-properties draw:fill-color="#ffffff"/>
      <style:paragraph-properties fo:text-align="center" style:writing-mode="lr-tb"/>
      <style:text-properties fo:color="#00a933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2a6099" loext:opacity="100%"/>
    </style:style>
    <style:style style:name="P9" style:family="paragraph">
      <loext:graphic-properties draw:fill-color="#ffffff"/>
      <style:paragraph-properties fo:text-align="center" style:writing-mode="lr-tb"/>
      <style:text-properties fo:color="#2a6099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000000" loext:opacity="100%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none" draw:fill-color="#ffffff"/>
      <style:paragraph-properties style:writing-mode="lr-tb"/>
      <style:text-properties fo:background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18" style:family="paragraph">
      <loext:graphic-properties draw:fill="none"/>
      <style:paragraph-properties style:writing-mode="lr-tb"/>
      <style:text-properties fo:background-color="#ffffff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loext:opacity="100%"/>
    </style:style>
    <style:style style:name="T1" style:family="text">
      <style:text-properties fo:color="#2a6099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800080" loext:opacity="100%"/>
    </style:style>
    <style:style style:name="T4" style:family="text">
      <style:text-properties fo:color="#000000" loext:opacity="100%"/>
    </style:style>
    <style:style style:name="T5" style:family="text">
      <style:text-properties fo:background-color="#ffffff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2cm" svg:height="17.145cm" svg:x="-2.983cm" svg:y="4.4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68cm" svg:height="0.962cm" svg:x="2.759cm" svg:y="4.618cm">
          <draw:text-box>
            <text:p>L1</text:p>
          </draw:text-box>
        </draw:frame>
        <draw:custom-shape draw:style-name="gr1" draw:text-style-name="P1" draw:layer="layout" svg:width="12.752cm" svg:height="17.145cm" svg:x="13.33cm" svg:y="4.4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68cm" svg:height="0.962cm" svg:x="19.072cm" svg:y="4.623cm">
          <draw:text-box>
            <text:p>L2</text:p>
          </draw:text-box>
        </draw:frame>
        <draw:custom-shape draw:style-name="gr3" draw:text-style-name="P3" draw:layer="layout" svg:width="4.18cm" svg:height="14.605cm" svg:x="5.598cm" svg:y="6.39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437cm" svg:height="0.962cm" svg:x="5.67cm" svg:y="13.347cm">
          <draw:text-box>
            <text:p><text:span text:style-name="T1">Unlock</text:span></text:p>
          </draw:text-box>
        </draw:frame>
        <draw:custom-shape draw:style-name="gr5" draw:text-style-name="P6" draw:layer="layout" svg:width="1.27cm" svg:height="1.27cm" svg:x="0.927cm" svg:y="8.788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8cm" svg:height="14.605cm" svg:x="13.33cm" svg:y="6.397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.457cm" svg:y1="9.423cm" svg:x2="5.315cm" svg:y2="9.423cm">
          <text:p/>
        </draw:line>
        <draw:custom-shape draw:style-name="gr7" draw:text-style-name="P6" draw:layer="layout" svg:width="1.27cm" svg:height="1.27cm" svg:x="0.914cm" svg:y="10.638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302cm" svg:y1="11.286cm" svg:x2="2.444cm" svg:y2="11.286cm">
          <text:p/>
        </draw:line>
        <draw:custom-shape draw:style-name="gr7" draw:text-style-name="P6" draw:layer="layout" svg:width="1.27cm" svg:height="1.27cm" svg:x="20.814cm" svg:y="10.639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0.502cm" svg:y1="11.287cm" svg:x2="17.644cm" svg:y2="11.287cm">
          <text:p/>
        </draw:line>
        <draw:custom-shape draw:style-name="gr7" draw:text-style-name="P6" draw:layer="layout" svg:width="1.27cm" svg:height="1.27cm" svg:x="20.828cm" svg:y="8.788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7.658cm" svg:y1="9.423cm" svg:x2="20.516cm" svg:y2="9.423cm">
          <text:p/>
        </draw:line>
        <draw:custom-shape draw:style-name="gr8" draw:text-style-name="P9" draw:layer="layout" svg:width="1.27cm" svg:height="1.27cm" svg:x="0.915cm" svg:y="13.197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.303cm" svg:y1="13.845cm" svg:x2="2.445cm" svg:y2="13.845cm">
          <text:p/>
        </draw:line>
        <draw:custom-shape draw:style-name="gr8" draw:text-style-name="P9" draw:layer="layout" svg:width="1.27cm" svg:height="1.27cm" svg:x="20.815cm" svg:y="13.198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0.503cm" svg:y1="13.846cm" svg:x2="17.645cm" svg:y2="13.846cm">
          <text:p/>
        </draw:line>
        <draw:line draw:style-name="gr10" draw:text-style-name="P7" draw:layer="layout" svg:x1="2.459cm" svg:y1="18.225cm" svg:x2="5.317cm" svg:y2="18.225cm">
          <text:p/>
        </draw:line>
        <draw:line draw:style-name="gr10" draw:text-style-name="P7" draw:layer="layout" svg:x1="5.304cm" svg:y1="20.088cm" svg:x2="2.446cm" svg:y2="20.088cm">
          <text:p/>
        </draw:line>
        <draw:line draw:style-name="gr10" draw:text-style-name="P7" draw:layer="layout" svg:x1="20.504cm" svg:y1="20.089cm" svg:x2="17.646cm" svg:y2="20.089cm">
          <text:p/>
        </draw:line>
        <draw:line draw:style-name="gr10" draw:text-style-name="P7" draw:layer="layout" svg:x1="17.66cm" svg:y1="18.225cm" svg:x2="20.518cm" svg:y2="18.225cm">
          <text:p/>
        </draw:line>
        <draw:frame draw:style-name="gr11" draw:text-style-name="P10" draw:layer="layout" svg:width="3.072cm" svg:height="0.962cm" svg:x="-0.618cm" svg:y="17.759cm">
          <draw:text-box>
            <text:p><text:span text:style-name="T3">Message</text:span></text:p>
          </draw:text-box>
        </draw:frame>
        <draw:frame draw:style-name="gr12" draw:text-style-name="P10" draw:layer="layout" svg:width="5.4cm" svg:height="0.962cm" svg:x="20.582cm" svg:y="17.759cm">
          <draw:text-box>
            <text:p><text:span text:style-name="T3">Message from L1</text:span></text:p>
          </draw:text-box>
        </draw:frame>
        <draw:frame draw:style-name="gr12" draw:text-style-name="P10" draw:layer="layout" svg:width="5.4cm" svg:height="0.962cm" svg:x="-2.901cm" svg:y="19.589cm">
          <draw:text-box>
            <text:p><text:span text:style-name="T3">Message from L2</text:span></text:p>
          </draw:text-box>
        </draw:frame>
        <draw:frame draw:style-name="gr11" draw:text-style-name="P10" draw:layer="layout" svg:width="3.072cm" svg:height="0.962cm" svg:x="20.582cm" svg:y="19.588cm">
          <draw:text-box>
            <text:p><text:span text:style-name="T3">Message</text:span></text:p>
          </draw:text-box>
        </draw:frame>
        <draw:frame draw:style-name="gr13" draw:text-style-name="P10" draw:layer="layout" svg:width="1.277cm" svg:height="0.962cm" svg:x="-2.605cm" svg:y="17.71cm">
          <draw:text-box>
            <text:p><text:span text:style-name="T3">(3)</text:span></text:p>
          </draw:text-box>
        </draw:frame>
        <draw:frame draw:style-name="gr13" draw:text-style-name="P11" draw:layer="layout" svg:width="1.277cm" svg:height="0.962cm" svg:x="-2.604cm" svg:y="8.71cm">
          <draw:text-box>
            <text:p><text:span text:style-name="T2">(1)</text:span></text:p>
          </draw:text-box>
        </draw:frame>
        <draw:custom-shape draw:style-name="gr14" draw:text-style-name="P3" draw:layer="layout" svg:width="3.175cm" svg:height="3.557cm" svg:x="9.99cm" svg:y="12.695cm">
          <text:p text:style-name="P12">Brid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7" draw:layer="layout" svg:width="0.685cm" svg:height="0.758cm" svg:x="21.58cm" svg:y="8.578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15" draw:text-style-name="P7" draw:layer="layout" svg:width="0.685cm" svg:height="0.758cm" svg:x="1.667cm" svg:y="10.434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15" draw:text-style-name="P7" draw:layer="layout" svg:width="0.685cm" svg:height="0.758cm" svg:x="21.567cm" svg:y="12.979cm">
          <draw:image xlink:href="Pictures/100000010000010F0000012CFABD8923D3214E8D.png" xlink:type="simple" xlink:show="embed" xlink:actuate="onLoad" draw:mime-type="image/png">
            <text:p/>
          </draw:image>
        </draw:frame>
        <draw:custom-shape draw:style-name="gr8" draw:text-style-name="P9" draw:layer="layout" svg:width="1.27cm" svg:height="1.27cm" svg:x="0.929cm" svg:y="15.046cm">
          <text:p text:style-name="P8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.459cm" svg:y1="15.681cm" svg:x2="5.317cm" svg:y2="15.681cm">
          <text:p/>
        </draw:line>
        <draw:custom-shape draw:style-name="gr8" draw:text-style-name="P9" draw:layer="layout" svg:width="1.27cm" svg:height="1.27cm" svg:x="20.83cm" svg:y="15.046cm">
          <text:p text:style-name="P8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7.66cm" svg:y1="15.681cm" svg:x2="20.518cm" svg:y2="15.681cm">
          <text:p/>
        </draw:line>
        <draw:frame draw:style-name="gr15" draw:text-style-name="P7" draw:layer="layout" svg:width="0.685cm" svg:height="0.758cm" svg:x="1.697cm" svg:y="14.823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13" draw:text-style-name="P4" draw:layer="layout" svg:width="1.277cm" svg:height="0.962cm" svg:x="-2.604cm" svg:y="13.21cm">
          <draw:text-box>
            <text:p><text:span text:style-name="T1">(2)</text:span></text:p>
          </draw:text-box>
        </draw:frame>
        <draw:custom-shape draw:style-name="gr16" draw:text-style-name="P14" draw:layer="layout" svg:width="1.27cm" svg:height="1.27cm" svg:x="-13.104cm" svg:y="8.073cm">
          <text:p text:style-name="P1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27cm" svg:height="1.27cm" svg:x="-13.104cm" svg:y="10.138cm">
          <text:p text:style-name="P1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27cm" svg:height="1.27cm" svg:x="-13.104cm" svg:y="12.202cm">
          <text:p text:style-name="P13"><text:span text:style-name="T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7.302cm" svg:height="1.07cm" svg:x="-11.671cm" svg:y="8.173cm">
          <draw:text-box>
            <text:p><text:span text:style-name="T5">Asset original from L1</text:span></text:p>
          </draw:text-box>
        </draw:frame>
        <draw:frame draw:style-name="gr17" draw:text-style-name="P15" draw:layer="layout" svg:width="7.302cm" svg:height="1.07cm" svg:x="-11.671cm" svg:y="10.244cm">
          <draw:text-box>
            <text:p><text:span text:style-name="T5">Asset original from L2</text:span></text:p>
          </draw:text-box>
        </draw:frame>
        <draw:frame draw:style-name="gr18" draw:text-style-name="P17" draw:layer="layout" svg:width="8.602cm" svg:height="0.962cm" svg:x="-11.671cm" svg:y="12.369cm">
          <draw:text-box>
            <text:p text:style-name="P16"><text:span text:style-name="T6">Asset’s</text:span><text:span text:style-name="T5"> representative token</text:span></text:p>
          </draw:text-box>
        </draw:frame>
        <draw:frame draw:style-name="gr13" draw:text-style-name="P11" draw:layer="layout" svg:width="1.277cm" svg:height="0.962cm" svg:x="-13.108cm" svg:y="14.421cm">
          <draw:text-box>
            <text:p><text:span text:style-name="T2">(1)</text:span></text:p>
          </draw:text-box>
        </draw:frame>
        <draw:frame draw:style-name="gr13" draw:text-style-name="P4" draw:layer="layout" svg:width="1.277cm" svg:height="0.962cm" svg:x="-13.108cm" svg:y="16.485cm">
          <draw:text-box>
            <text:p><text:span text:style-name="T1">(2)</text:span></text:p>
          </draw:text-box>
        </draw:frame>
        <draw:frame draw:style-name="gr13" draw:text-style-name="P10" draw:layer="layout" svg:width="1.277cm" svg:height="0.962cm" svg:x="-13.108cm" svg:y="18.55cm">
          <draw:text-box>
            <text:p><text:span text:style-name="T3">(3)</text:span></text:p>
          </draw:text-box>
        </draw:frame>
        <draw:frame draw:style-name="gr18" draw:text-style-name="P17" draw:layer="layout" svg:width="8.602cm" svg:height="0.962cm" svg:x="-11.671cm" svg:y="18.583cm">
          <draw:text-box>
            <text:p text:style-name="P16"><text:span text:style-name="T5">Cross-chain messaging</text:span></text:p>
          </draw:text-box>
        </draw:frame>
        <draw:frame draw:style-name="gr19" draw:text-style-name="P18" draw:layer="layout" svg:width="8.456cm" svg:height="0.963cm" svg:x="-11.671cm" svg:y="16.512cm">
          <draw:text-box>
            <text:p><text:span text:style-name="T5">Asset bridging to origin</text:span></text:p>
          </draw:text-box>
        </draw:frame>
        <draw:frame draw:style-name="gr19" draw:text-style-name="P18" draw:layer="layout" svg:width="8.456cm" svg:height="0.963cm" svg:x="-11.671cm" svg:y="14.441cm">
          <draw:text-box>
            <text:p><text:span text:style-name="T5">Asset bridging</text:span></text:p>
          </draw:text-box>
        </draw:frame>
        <draw:frame draw:style-name="gr15" draw:text-style-name="P7" draw:layer="layout" svg:width="0.685cm" svg:height="0.758cm" svg:x="-12.325cm" svg:y="11.993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20" draw:text-style-name="P11" draw:layer="layout" svg:width="1.84cm" svg:height="0.962cm" svg:x="5.67cm" svg:y="8.972cm">
          <draw:text-box>
            <text:p><text:span text:style-name="T2">Lock</text:span></text:p>
          </draw:text-box>
        </draw:frame>
        <draw:frame draw:style-name="gr21" draw:text-style-name="P11" draw:layer="layout" svg:width="2.331cm" svg:height="0.962cm" svg:x="2.746cm" svg:y="8.484cm">
          <draw:text-box>
            <text:p text:style-name="P19"><text:span text:style-name="T2">Bridge</text:span></text:p>
          </draw:text-box>
        </draw:frame>
        <draw:frame draw:style-name="gr21" draw:text-style-name="P4" draw:layer="layout" svg:width="2.331cm" svg:height="0.962cm" svg:x="2.746cm" svg:y="14.728cm">
          <draw:text-box>
            <text:p><text:span text:style-name="T1">Bridge</text:span></text:p>
          </draw:text-box>
        </draw:frame>
        <draw:frame draw:style-name="gr21" draw:text-style-name="P10" draw:layer="layout" svg:width="2.331cm" svg:height="0.962cm" svg:x="2.746cm" svg:y="17.272cm">
          <draw:text-box>
            <text:p><text:span text:style-name="T3">Bridge</text:span></text:p>
          </draw:text-box>
        </draw:frame>
        <draw:frame draw:style-name="gr22" draw:text-style-name="P11" draw:layer="layout" svg:width="2.119cm" svg:height="0.962cm" svg:x="2.852cm" svg:y="10.328cm">
          <draw:text-box>
            <text:p text:style-name="P19"><text:span text:style-name="T2">Claim</text:span></text:p>
          </draw:text-box>
        </draw:frame>
        <draw:frame draw:style-name="gr22" draw:text-style-name="P4" draw:layer="layout" svg:width="2.119cm" svg:height="0.962cm" svg:x="2.852cm" svg:y="12.872cm">
          <draw:text-box>
            <text:p text:style-name="P19"><text:span text:style-name="T1">Claim</text:span></text:p>
          </draw:text-box>
        </draw:frame>
        <draw:frame draw:style-name="gr22" draw:text-style-name="P10" draw:layer="layout" svg:width="2.119cm" svg:height="0.962cm" svg:x="2.852cm" svg:y="19.128cm">
          <draw:text-box>
            <text:p text:style-name="P19"><text:span text:style-name="T3">Claim</text:span></text:p>
          </draw:text-box>
        </draw:frame>
        <draw:frame draw:style-name="gr21" draw:text-style-name="P11" draw:layer="layout" svg:width="2.331cm" svg:height="0.962cm" svg:x="18.008cm" svg:y="10.34cm">
          <draw:text-box>
            <text:p text:style-name="P19"><text:span text:style-name="T2">Bridge</text:span></text:p>
          </draw:text-box>
        </draw:frame>
        <draw:frame draw:style-name="gr21" draw:text-style-name="P4" draw:layer="layout" svg:width="2.331cm" svg:height="0.962cm" svg:x="18.008cm" svg:y="12.896cm">
          <draw:text-box>
            <text:p text:style-name="P19"><text:span text:style-name="T1">Bridge</text:span></text:p>
          </draw:text-box>
        </draw:frame>
        <draw:frame draw:style-name="gr21" draw:text-style-name="P10" draw:layer="layout" svg:width="2.331cm" svg:height="0.962cm" svg:x="18.008cm" svg:y="19.14cm">
          <draw:text-box>
            <text:p text:style-name="P19"><text:span text:style-name="T3">Bridge</text:span></text:p>
          </draw:text-box>
        </draw:frame>
        <draw:frame draw:style-name="gr22" draw:text-style-name="P11" draw:layer="layout" svg:width="2.119cm" svg:height="0.962cm" svg:x="18.114cm" svg:y="8.472cm">
          <draw:text-box>
            <text:p text:style-name="P19"><text:span text:style-name="T2">Claim</text:span></text:p>
          </draw:text-box>
        </draw:frame>
        <draw:frame draw:style-name="gr22" draw:text-style-name="P4" draw:layer="layout" svg:width="2.119cm" svg:height="0.962cm" svg:x="18.114cm" svg:y="14.74cm">
          <draw:text-box>
            <text:p text:style-name="P19"><text:span text:style-name="T1">Claim</text:span></text:p>
          </draw:text-box>
        </draw:frame>
        <draw:frame draw:style-name="gr22" draw:text-style-name="P10" draw:layer="layout" svg:width="2.119cm" svg:height="0.962cm" svg:x="18.114cm" svg:y="17.263cm">
          <draw:text-box>
            <text:p text:style-name="P19"><text:span text:style-name="T3">Claim</text:span></text:p>
          </draw:text-box>
        </draw:frame>
        <draw:frame draw:style-name="gr23" draw:text-style-name="P20" draw:layer="layout" svg:width="2.758cm" svg:height="1.673cm" svg:x="6.397cm" svg:y="6.397cm">
          <draw:text-box>
            <text:p text:style-name="P16">Bridge</text:p>
            <text:p text:style-name="P16">contract</text:p>
          </draw:text-box>
        </draw:frame>
        <draw:frame draw:style-name="gr23" draw:text-style-name="P20" draw:layer="layout" svg:width="2.758cm" svg:height="1.673cm" svg:x="14.109cm" svg:y="6.442cm">
          <draw:text-box>
            <text:p text:style-name="P16">Bridge</text:p>
            <text:p text:style-name="P16">contract</text:p>
          </draw:text-box>
        </draw:frame>
        <draw:frame draw:style-name="gr20" draw:text-style-name="P11" draw:layer="layout" svg:width="1.84cm" svg:height="0.962cm" svg:x="15.549cm" svg:y="10.772cm">
          <draw:text-box>
            <text:p><text:span text:style-name="T2">Lock</text:span></text:p>
          </draw:text-box>
        </draw:frame>
        <draw:frame draw:style-name="gr24" draw:text-style-name="P11" draw:layer="layout" svg:width="1.7cm" svg:height="0.962cm" svg:x="15.689cm" svg:y="8.972cm">
          <draw:text-box>
            <text:p><text:span text:style-name="T2">Mint</text:span></text:p>
          </draw:text-box>
        </draw:frame>
        <draw:frame draw:style-name="gr24" draw:text-style-name="P11" draw:layer="layout" svg:width="1.7cm" svg:height="0.962cm" svg:x="5.67cm" svg:y="10.829cm">
          <draw:text-box>
            <text:p><text:span text:style-name="T2">Mint</text:span></text:p>
          </draw:text-box>
        </draw:frame>
        <draw:frame draw:style-name="gr20" draw:text-style-name="P4" draw:layer="layout" svg:width="1.84cm" svg:height="0.962cm" svg:x="5.67cm" svg:y="15.204cm">
          <draw:text-box>
            <text:p><text:span text:style-name="T1">Burn</text:span></text:p>
          </draw:text-box>
        </draw:frame>
        <draw:frame draw:style-name="gr20" draw:text-style-name="P4" draw:layer="layout" svg:width="1.84cm" svg:height="0.962cm" svg:x="15.549cm" svg:y="13.272cm">
          <draw:text-box>
            <text:p><text:span text:style-name="T1">Burn</text:span></text:p>
          </draw:text-box>
        </draw:frame>
        <draw:frame draw:style-name="gr25" draw:text-style-name="P21" draw:layer="layout" svg:width="2.453cm" svg:height="0.962cm" svg:x="14.936cm" svg:y="15.172cm">
          <draw:text-box>
            <text:p text:style-name="P19"><text:span text:style-name="T1">Unlock</text:span></text:p>
          </draw:text-box>
        </draw:frame>
        <draw:custom-shape draw:style-name="gr7" draw:text-style-name="P6" draw:layer="layout" svg:width="1.27cm" svg:height="1.27cm" svg:x="8.148cm" svg:y="8.789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7cm" svg:height="1.27cm" svg:x="13.617cm" svg:y="10.64cm">
          <text:p text:style-name="P5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8.148cm" svg:y="13.198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13.617cm" svg:y="15.047cm">
          <text:p text:style-name="P8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913cm" svg:height="0.913cm" svg:x="8.892cm" svg:y="8.297cm">
          <draw:image xlink:href="Pictures/100000010000020000000200A2CFB42FAD9C7C76.png" xlink:type="simple" xlink:show="embed" xlink:actuate="onLoad" draw:mime-type="image/png">
            <text:p/>
          </draw:image>
        </draw:frame>
        <draw:frame draw:style-name="gr15" draw:text-style-name="P7" draw:layer="layout" svg:width="0.913cm" svg:height="0.913cm" svg:x="8.91cm" svg:y="12.711cm">
          <draw:image xlink:href="Pictures/100000010000020000000200A2CFB42FAD9C7C76.png" xlink:type="simple" xlink:show="embed" xlink:actuate="onLoad" draw:mime-type="image/png">
            <text:p/>
          </draw:image>
        </draw:frame>
        <draw:frame draw:style-name="gr15" draw:text-style-name="P7" draw:layer="layout" svg:width="0.913cm" svg:height="0.913cm" svg:x="14.355cm" svg:y="10.149cm">
          <draw:image xlink:href="Pictures/100000010000020000000200A2CFB42FAD9C7C76.png" xlink:type="simple" xlink:show="embed" xlink:actuate="onLoad" draw:mime-type="image/png">
            <text:p/>
          </draw:image>
        </draw:frame>
        <draw:frame draw:style-name="gr15" draw:text-style-name="P7" draw:layer="layout" svg:width="0.913cm" svg:height="0.913cm" svg:x="14.359cm" svg:y="14.549cm">
          <draw:image xlink:href="Pictures/100000010000020000000200A2CFB42FAD9C7C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1T19:12:28.547467640</meta:creation-date>
    <dc:date>2023-01-12T23:38:47.599067831</dc:date>
    <meta:editing-duration>PT5H53M31S</meta:editing-duration>
    <meta:editing-cycles>21</meta:editing-cycles>
    <meta:generator>LibreOffice/7.3.7.2$Linux_X86_64 LibreOffice_project/30$Build-2</meta:generator>
    <meta:document-statistic meta:object-count="81"/>
  </office:meta>
</office:document-meta>
</file>